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99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cc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33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ff33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cc00"/>
    </style:style>
    <style:style style:name="P3" style:family="paragraph">
      <style:text-properties fo:color="#00cc00" style:font-name="DejaVu Sans Mono" fo:font-size="10pt" style:font-size-asian="10pt" style:font-size-complex="10pt"/>
    </style:style>
    <style:style style:name="P4" style:family="paragraph">
      <style:text-properties fo:color="#0000ff"/>
    </style:style>
    <style:style style:name="P5" style:family="paragraph">
      <style:text-properties fo:color="#0000ff" style:font-name="DejaVu Sans Mono" fo:font-size="10pt" style:font-size-asian="10pt" style:font-size-complex="10pt"/>
    </style:style>
    <style:style style:name="P6" style:family="paragraph">
      <style:text-properties fo:color="#ff3300"/>
    </style:style>
    <style:style style:name="P7" style:family="paragraph">
      <style:text-properties fo:color="#ff3300" style:font-name="DejaVu Sans Mono" fo:font-size="10pt" style:font-size-asian="10pt" style:font-size-complex="10pt"/>
    </style:style>
    <style:style style:name="T1" style:family="text">
      <style:text-properties fo:color="#00cc00" style:font-name="DejaVu Sans Mono" fo:font-size="10pt" style:font-size-asian="10pt" style:font-size-complex="10pt"/>
    </style:style>
    <style:style style:name="T2" style:family="text">
      <style:text-properties fo:color="#0000ff" style:font-name="DejaVu Sans Mono" fo:font-size="10pt" style:font-size-asian="10pt" style:font-size-complex="10pt"/>
    </style:style>
    <style:style style:name="T3" style:family="text">
      <style:text-properties fo:color="#ff3300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4.07cm" svg:y="3.22cm">
          <draw:image xlink:href="Pictures/1000020100000188000000F161484D61.png" xlink:type="simple" xlink:show="embed" xlink:actuate="onLoad">
            <text:p/>
          </draw:image>
        </draw:frame>
        <draw:custom-shape draw:style-name="gr2" draw:text-style-name="P1" draw:layer="layout" svg:width="0.2cm" svg:height="0.2cm" svg:x="8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6cm" svg:height="0.666cm" svg:x="8.6cm" svg:y="7.534cm">
          <draw:text-box>
            <text:p text:style-name="P2"><text:span text:style-name="T1">P8_12</text:span></text:p>
          </draw:text-box>
        </draw:frame>
        <draw:custom-shape draw:style-name="gr2" draw:text-style-name="P1" draw:layer="layout" svg:width="0.2cm" svg:height="0.2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6cm" svg:height="0.666cm" svg:x="8.2cm" svg:y="2.634cm">
          <draw:text-box>
            <text:p text:style-name="P2"><text:span text:style-name="T1">P9_14</text:span></text:p>
          </draw:text-box>
        </draw:frame>
        <draw:custom-shape draw:style-name="gr4" draw:text-style-name="P1" draw:layer="layout" svg:width="0.2cm" svg:height="0.2cm" svg:x="8.3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56cm" svg:height="0.666cm" svg:x="7.6cm" svg:y="8cm">
          <draw:text-box>
            <text:p text:style-name="P4"><text:span text:style-name="T2">P8_11</text:span></text:p>
          </draw:text-box>
        </draw:frame>
        <draw:frame draw:style-name="gr3" draw:text-style-name="P5" draw:layer="layout" svg:width="1.56cm" svg:height="0.666cm" svg:x="6.6cm" svg:y="2.634cm">
          <draw:text-box>
            <text:p text:style-name="P4"><text:span text:style-name="T2">P9_16</text:span></text:p>
          </draw:text-box>
        </draw:frame>
        <draw:polyline draw:style-name="gr5" draw:text-style-name="P1" draw:layer="layout" svg:width="0.397cm" svg:height="3.621cm" draw:transform="rotate (0.0996583002888762) translate (7.7921104160428cm 3.62088677430608cm)" svg:viewBox="0 0 398 3622" draw:points="210,0 0,2089 398,2129 249,3622">
          <text:p/>
        </draw:polyline>
        <draw:polyline draw:style-name="gr6" draw:text-style-name="P1" draw:layer="layout" svg:width="0.626cm" svg:height="3.83cm" draw:transform="rotate (0.0996583002888762) translate (8.02183104659701cm 3.61791502200106cm)" svg:viewBox="0 0 627 3831" draw:points="180,0 627,547 299,3831 0,3801">
          <text:p/>
        </draw:polyline>
        <draw:polyline draw:style-name="gr7" draw:text-style-name="P1" draw:layer="layout" svg:width="2.586cm" svg:height="4.039cm" draw:transform="rotate (0.0996583002888762) translate (5.12280068947004cm 3.62771703273643cm)" svg:viewBox="0 0 2587 4040" draw:points="279,0 0,2786 2587,3045 2488,4040">
          <text:p/>
        </draw:polyline>
        <draw:custom-shape draw:style-name="gr8" draw:text-style-name="P1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7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56cm" svg:height="0.666cm" svg:x="4.04cm" svg:y="2.634cm">
          <draw:text-box>
            <text:p text:style-name="P6"><text:span text:style-name="T3">P9_42</text:span></text:p>
          </draw:text-box>
        </draw:frame>
        <draw:frame draw:style-name="gr9" draw:text-style-name="P7" draw:layer="layout" svg:width="1.56cm" svg:height="0.666cm" svg:x="6.7cm" svg:y="7.534cm">
          <draw:text-box>
            <text:p text:style-name="P6"><text:span text:style-name="T3">P8_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2-15T20:00:56.313275974</dc:date>
    <meta:editing-duration>PT48M11S</meta:editing-duration>
    <meta:editing-cycles>13</meta:editing-cycles>
    <meta:generator>LibreOffice/4.2.7.2$Linux_X86_64 LibreOffice_project/420m0$Build-2</meta:generator>
    <meta:document-statistic meta:object-count="16"/>
  </office:meta>
</office:document-meta>
</file>